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0ca37" officeooo:paragraph-rsid="0010ca37" style:font-size-asian="14pt" style:font-size-complex="14pt"/>
    </style:style>
    <style:style style:name="P2" style:family="paragraph" style:parent-style-name="Standard">
      <style:text-properties fo:font-size="14pt" officeooo:rsid="0010ca37" officeooo:paragraph-rsid="001155b5" style:font-size-asian="14pt" style:font-size-complex="14pt"/>
    </style:style>
    <style:style style:name="P3" style:family="paragraph" style:parent-style-name="Standard">
      <style:text-properties fo:font-size="14pt" fo:font-weight="bold" officeooo:rsid="0010ca37" officeooo:paragraph-rsid="0010ca37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officeooo:rsid="0010ca37" officeooo:paragraph-rsid="0010ca37" style:font-size-asian="12pt" style:font-size-complex="12pt"/>
    </style:style>
    <style:style style:name="P5" style:family="paragraph" style:parent-style-name="Standard">
      <style:text-properties fo:font-size="12pt" officeooo:rsid="0010ca37" officeooo:paragraph-rsid="001155b5" style:font-size-asian="12pt" style:font-size-complex="12pt"/>
    </style:style>
    <style:style style:name="P6" style:family="paragraph" style:parent-style-name="Standard">
      <style:text-properties fo:font-size="12pt" fo:font-weight="bold" officeooo:rsid="0010ca37" officeooo:paragraph-rsid="0010ca37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0ca37" officeooo:paragraph-rsid="001155b5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10ca37" officeooo:paragraph-rsid="0010ca37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4pt" fo:font-weight="bold" officeooo:rsid="0010ca37" officeooo:paragraph-rsid="0010ca37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2pt" officeooo:rsid="0010ca37" officeooo:paragraph-rsid="001155b5" style:font-size-asian="12pt" style:font-size-complex="12pt"/>
    </style:style>
    <style:style style:name="T1" style:family="text">
      <style:text-properties officeooo:rsid="001155b5"/>
    </style:style>
    <style:style style:name="T2" style:family="text">
      <style:text-properties officeooo:rsid="001303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<text:tab/><text:tab/><text:tab/><text:tab/><text:tab/><text:tab/> <text:s text:c="8"/>Tuntikirjanpito</text:p>
      <text:p text:style-name="P3"/>
      <text:p text:style-name="P3">Ryhmän nimi: Wycliffe</text:p>
      <text:p text:style-name="P1"/>
      <text:p text:style-name="P6">JOHANNA TUHKANEN, 013975847</text:p>
      <text:p text:style-name="P4">2 h, suunnittelu</text:p>
      <text:p text:style-name="P4">1 h, tietokantakaavion tekeminen</text:p>
      <text:p text:style-name="P4">2 h, Githubin käyttöönotto</text:p>
      <text:p text:style-name="P4"/>
      <text:p text:style-name="P6">MIKKO VIRTALA, 014417951</text:p>
      <text:p text:style-name="P4">2 h, suunnittelu</text:p>
      <text:p text:style-name="P4">1 h, käyttötapauskaavion tekeminen</text:p>
      <text:p text:style-name="P4">1 h, käyttötapauskaavion parantelu</text:p>
      <text:p text:style-name="P4">1 h, githubin käyttöönotto</text:p>
      <text:p text:style-name="P1"/>
      <text:p text:style-name="P7"><text:span text:style-name="T1">ESSI</text:span> <text:span text:style-name="T1">SUKUNIMI</text:span>, <text:span text:style-name="T1">nro</text:span></text:p>
      <text:p text:style-name="P5">2 h, suunnittelu</text:p>
      <text:p text:style-name="P5"><text:span text:style-name="T1">3</text:span> h, <text:span text:style-name="T1">create table – käskyjen luominen</text:span></text:p>
      <text:p text:style-name="P5"><text:span text:style-name="T1">1</text:span> h, Githubin käyttöönotto</text:p>
      <text:p text:style-name="P5"/>
      <text:p text:style-name="P7"><text:span text:style-name="T1">JUHO</text:span> <text:span text:style-name="T2">LIPPONEN, 014612332</text:span></text:p>
      <text:p text:style-name="P5">2 h, suunnittelu</text:p>
      <text:p text:style-name="P5">1 h, <text:span text:style-name="T2">käsitekaavion tekeminen</text:span></text:p>
      <text:p text:style-name="P5">1 h, githubin käyttöönott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5:23:20.794532309</meta:creation-date>
    <dc:date>2017-06-05T16:06:18.236751149</dc:date>
    <meta:editing-duration>PT6M42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9" meta:word-count="66" meta:character-count="478" meta:non-whitespace-character-count="414"/>
  </office:meta>
</office:document-meta>
</file>